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d403" officeooo:paragraph-rsid="000bd403"/>
    </style:style>
    <style:style style:name="P2" style:family="paragraph" style:parent-style-name="Standard">
      <style:text-properties fo:font-weight="bold" officeooo:rsid="000bd403" officeooo:paragraph-rsid="000bd403" style:font-weight-asian="bold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c7784" officeooo:paragraph-rsid="000c7784" fo:background-color="#ffff00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style:text-underline-style="none" fo:font-weight="normal" officeooo:rsid="000c7784" officeooo:paragraph-rsid="000c7784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10a813" officeooo:paragraph-rsid="0010a813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122baa" officeooo:paragraph-rsid="00122baa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127bed" officeooo:paragraph-rsid="00127bed" fo:background-color="transparent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27bed" officeooo:paragraph-rsid="00122baa" fo:background-color="transparen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4414a" officeooo:paragraph-rsid="0014414a" fo:background-color="transparen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0bd403" officeooo:paragraph-rsid="000d7797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8df75" officeooo:paragraph-rsid="0018df75" fo:background-color="transparen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a75a7" officeooo:paragraph-rsid="001a75a7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0a813" officeooo:paragraph-rsid="0010a813" fo:background-color="#ffff0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bold" officeooo:rsid="001a75a7" officeooo:paragraph-rsid="001a75a7" fo:background-color="transparent" style:font-style-asian="normal" style:font-weight-asian="bold" style:font-style-complex="normal" style:font-weight-complex="bold"/>
    </style:style>
    <style:style style:name="P15" style:family="paragraph" style:parent-style-name="Standard">
      <style:text-properties officeooo:paragraph-rsid="00122baa"/>
    </style:style>
    <style:style style:name="P16" style:family="paragraph" style:parent-style-name="Standard">
      <style:text-properties officeooo:paragraph-rsid="00127bed"/>
    </style:style>
    <style:style style:name="P17" style:family="paragraph" style:parent-style-name="Standard">
      <style:text-properties officeooo:rsid="0014414a" officeooo:paragraph-rsid="0014414a"/>
    </style:style>
    <style:style style:name="P18" style:family="paragraph" style:parent-style-name="Preformatted_20_Text">
      <style:paragraph-properties fo:margin-top="0in" fo:margin-bottom="0.1965in" style:contextual-spacing="false"/>
    </style:style>
    <style:style style:name="P19" style:family="paragraph" style:parent-style-name="Preformatted_20_Text">
      <style:paragraph-properties fo:margin-top="0in" fo:margin-bottom="0.1965in" style:contextual-spacing="false"/>
      <style:text-properties officeooo:paragraph-rsid="001bbaab"/>
    </style:style>
    <style:style style:name="P20" style:family="paragraph" style:parent-style-name="Preformatted_20_Text">
      <style:paragraph-properties fo:margin-top="0in" fo:margin-bottom="0.1965in" style:contextual-spacing="false"/>
      <style:text-properties officeooo:paragraph-rsid="001e8721"/>
    </style:style>
    <style:style style:name="P21" style:family="paragraph" style:parent-style-name="Preformatted_20_Text">
      <loext:graphic-properties draw:fill="gradient" draw:fill-gradient-name="London_20_Mist" draw:gradient-step-count="0"/>
      <style:paragraph-properties fo:margin-top="0in" fo:margin-bottom="0.1965in" style:contextual-spacing="false" fo:background-color="#999999" fo:padding="0.0201in" fo:border="0.06pt solid #000000"/>
    </style:style>
    <style:style style:name="P22" style:family="paragraph" style:parent-style-name="Preformatted_20_Text">
      <loext:graphic-properties draw:fill="gradient" draw:fill-gradient-name="London_20_Mist" draw:gradient-step-count="0"/>
      <style:paragraph-properties fo:margin-top="0in" fo:margin-bottom="0.1965in" style:contextual-spacing="false" fo:background-color="#999999" fo:padding="0.0201in" fo:border="0.06pt solid #000000"/>
      <style:text-properties officeooo:paragraph-rsid="001bbaab"/>
    </style:style>
    <style:style style:name="P23" style:family="paragraph" style:parent-style-name="Table_20_Contents">
      <style:text-properties fo:font-size="2pt" style:font-size-asian="2pt" style:font-size-complex="2pt"/>
    </style:style>
    <style:style style:name="P24" style:family="paragraph" style:parent-style-name="Preformatted_20_Text">
      <style:text-properties fo:font-style="normal" style:text-underline-style="none" fo:font-weight="normal" officeooo:rsid="0018df75" officeooo:paragraph-rsid="0018df75" fo:background-color="transparent" style:font-style-asian="normal" style:font-weight-asian="normal" style:font-style-complex="normal" style:font-weight-complex="normal"/>
    </style:style>
    <style:style style:name="P25" style:family="paragraph" style:parent-style-name="Preformatted_20_Text">
      <style:text-properties fo:font-style="normal" style:text-underline-style="none" fo:font-weight="normal" officeooo:rsid="0018df75" officeooo:paragraph-rsid="001a75a7" fo:background-color="transparent" style:font-style-asian="normal" style:font-weight-asian="normal" style:font-style-complex="normal" style:font-weight-complex="normal"/>
    </style:style>
    <style:style style:name="P26" style:family="paragraph" style:parent-style-name="Preformatted_20_Text">
      <style:text-properties fo:font-style="normal" style:text-underline-style="none" fo:font-weight="normal" officeooo:rsid="0018df75" officeooo:paragraph-rsid="001bbaab" fo:background-color="transparent" style:font-style-asian="normal" style:font-weight-asian="normal" style:font-style-complex="normal" style:font-weight-complex="normal"/>
    </style:style>
    <style:style style:name="P27" style:family="paragraph" style:parent-style-name="Preformatted_20_Text">
      <loext:graphic-properties draw:fill="gradient" draw:fill-gradient-name="London_20_Mist" draw:gradient-step-count="0"/>
      <style:paragraph-properties fo:background-color="#999999" fo:padding="0.0201in" fo:border="0.06pt solid #000000"/>
      <style:text-properties fo:font-style="normal" style:text-underline-style="none" fo:font-weight="normal" officeooo:rsid="0018df75" officeooo:paragraph-rsid="0018df75" fo:background-color="transparent" style:font-style-asian="normal" style:font-weight-asian="normal" style:font-style-complex="normal" style:font-weight-complex="normal"/>
    </style:style>
    <style:style style:name="P28" style:family="paragraph" style:parent-style-name="Preformatted_20_Text">
      <loext:graphic-properties draw:fill="gradient" draw:fill-gradient-name="London_20_Mist" draw:gradient-step-count="0"/>
      <style:paragraph-properties fo:background-color="#999999" fo:padding="0.0201in" fo:border="0.06pt solid #000000"/>
    </style:style>
    <style:style style:name="P29" style:family="paragraph" style:parent-style-name="Preformatted_20_Text">
      <style:paragraph-properties fo:margin-top="0in" fo:margin-bottom="0.1965in" style:contextual-spacing="false"/>
      <style:text-properties fo:font-style="normal" style:text-underline-style="none" fo:font-weight="normal" officeooo:rsid="0010a813" officeooo:paragraph-rsid="00224ea9" fo:background-color="#dddddd" style:font-style-asian="normal" style:font-weight-asian="normal" style:font-style-complex="normal" style:font-weight-complex="normal"/>
    </style:style>
    <style:style style:name="P30" style:family="paragraph" style:parent-style-name="Preformatted_20_Text">
      <style:paragraph-properties fo:margin-top="0in" fo:margin-bottom="0.1965in" style:contextual-spacing="false"/>
      <style:text-properties fo:font-style="normal" style:text-underline-style="none" fo:font-weight="normal" officeooo:rsid="0010a813" officeooo:paragraph-rsid="002395c3" fo:background-color="#dddddd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10a813" officeooo:paragraph-rsid="0010a813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10a813" officeooo:paragraph-rsid="002395c3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127bed" officeooo:paragraph-rsid="0010a813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0bd403" officeooo:paragraph-rsid="000d7797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0a813" officeooo:paragraph-rsid="0010a813" fo:background-color="#dddddd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10a813" officeooo:paragraph-rsid="002395c3" fo:background-color="#ffff0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0a813" officeooo:paragraph-rsid="002395c3" fo:background-color="#ffff00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8df75" officeooo:paragraph-rsid="0018df75" fo:background-color="#ffff00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c7784" officeooo:paragraph-rsid="000c7784" fo:background-color="#ffff00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center" style:justify-single-word="false"/>
      <style:text-properties officeooo:rsid="000bd403" officeooo:paragraph-rsid="000bd403"/>
    </style:style>
    <style:style style:name="T1" style:family="text">
      <style:text-properties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2" style:family="text">
      <style:text-properties officeooo:rsid="000d7797"/>
    </style:style>
    <style:style style:name="T3" style:family="text">
      <style:text-properties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22baa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27bed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4414a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61e57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style:font-name="Liberation Sans"/>
    </style:style>
    <style:style style:name="T9" style:family="text">
      <style:text-properties style:font-name="Liberation Serif" fo:font-size="12pt" officeooo:rsid="001bbaab" style:font-size-asian="12pt" style:font-size-complex="12pt"/>
    </style:style>
    <style:style style:name="T10" style:family="text">
      <style:text-properties style:font-name="Liberation Serif" fo:font-size="12pt" officeooo:rsid="001a75a7" style:font-size-asian="12pt" style:font-size-complex="12pt"/>
    </style:style>
    <style:style style:name="T11" style:family="text">
      <style:text-properties style:font-name="Liberation Serif" fo:font-size="12pt" style:text-underline-style="solid" style:text-underline-width="auto" style:text-underline-color="font-color" fo:font-weight="bold" officeooo:rsid="001bbaab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officeooo:rsid="001bbaab" fo:background-color="#dddddd" loext:char-shading-value="0" style:font-size-asian="12pt" style:font-size-complex="12pt"/>
    </style:style>
    <style:style style:name="T13" style:family="text">
      <style:text-properties style:font-name="Liberation Serif" fo:font-size="12pt" officeooo:rsid="001e8721" fo:background-color="#dddddd" loext:char-shading-value="0" style:font-size-asian="12pt" style:font-size-complex="12pt"/>
    </style:style>
    <style:style style:name="T14" style:family="text">
      <style:text-properties style:font-name="Liberation Serif" fo:font-size="12pt" officeooo:rsid="0020390c" fo:background-color="#dddddd" loext:char-shading-value="0" style:font-size-asian="12pt" style:font-size-complex="12pt"/>
    </style:style>
    <style:style style:name="T15" style:family="text">
      <style:text-properties style:font-name="Liberation Serif" fo:font-size="12pt" officeooo:rsid="002139bd" fo:background-color="#dddddd" loext:char-shading-value="0" style:font-size-asian="12pt" style:font-size-complex="12pt"/>
    </style:style>
    <style:style style:name="T16" style:family="text">
      <style:text-properties style:font-name="Liberation Serif" fo:font-size="12pt" officeooo:rsid="00224ea9" fo:background-color="#dddddd" loext:char-shading-value="0" style:font-size-asian="12pt" style:font-size-complex="12pt"/>
    </style:style>
    <style:style style:name="T17" style:family="text">
      <style:text-properties style:font-name="Liberation Serif" fo:font-size="12pt" officeooo:rsid="001bbaab" fo:background-color="transparent" loext:char-shading-value="0" style:font-size-asian="12pt" style:font-size-complex="12pt"/>
    </style:style>
    <style:style style:name="T18" style:family="text">
      <style:text-properties style:font-name="Liberation Serif" fo:font-size="12pt" officeooo:rsid="001bbaab" fo:background-color="transparent" loext:char-shading-value="0" style:font-size-asian="12pt" style:font-size-complex="12pt"/>
    </style:style>
    <style:style style:name="T19" style:family="text">
      <style:text-properties style:font-name="Liberation Serif" fo:font-size="12pt" officeooo:rsid="001e8721" fo:background-color="transparent" loext:char-shading-value="0" style:font-size-asian="12pt" style:font-size-complex="12pt"/>
    </style:style>
    <style:style style:name="T20" style:family="text">
      <style:text-properties style:font-name="Liberation Serif" fo:font-size="12pt" officeooo:rsid="002139bd" fo:background-color="transparent" loext:char-shading-value="0" style:font-size-asian="12pt" style:font-size-complex="12pt"/>
    </style:style>
    <style:style style:name="T21" style:family="text">
      <style:text-properties style:font-name="Liberation Serif" fo:font-size="12pt" officeooo:rsid="002139bd" fo:background-color="transparent" loext:char-shading-value="0" style:font-size-asian="12pt" style:font-size-complex="12pt"/>
    </style:style>
    <style:style style:name="T22" style:family="text">
      <style:text-properties fo:font-size="12pt" officeooo:rsid="001bbaab" style:font-size-asian="12pt" style:font-size-complex="12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A Sandbox</text:p>
      <text:p text:style-name="P1"/>
      <text:p text:style-name="P2">Prerequisites:</text:p>
      <text:p text:style-name="P1"/>
      <text:p text:style-name="P40"><text:span text:style-name="T1">Install node.js</text:span> </text:p>
      <text:p text:style-name="P1"/>
      <text:p text:style-name="P1"><text:a xlink:type="simple" xlink:href="https://nodejs.org/en/download/" text:style-name="Internet_20_link" text:visited-style-name="Visited_20_Internet_20_Link">https://nodejs.org/en/download/</text:a> , use the .msi extension and follow instructions.</text:p>
      <text:p text:style-name="P1"/>
      <text:p text:style-name="P1">If any problems, use this: <text:a xlink:type="simple" xlink:href="https://www.guru99.com/download-install-node-js.html" text:style-name="Internet_20_link" text:visited-style-name="Visited_20_Internet_20_Link">https://www.guru99.com/download-install-node-js.html</text:a> </text:p>
      <text:p text:style-name="P1"/>
      <text:p text:style-name="P39">Install Cypress</text:p>
      <text:p text:style-name="P3"/>
      <text:p text:style-name="P4"><text:s/>Create project folder </text:p>
      <text:p text:style-name="P4"><text:s/>Open cmd and follow:</text:p>
      <text:p text:style-name="P4"><text:s text:c="8"/>cd your/path</text:p>
      <text:p text:style-name="P4"><text:s text:c="8"/>npm init </text:p>
      <text:p text:style-name="P4"><text:s text:c="8"/>npm install cypress –save-dev</text:p>
      <text:p text:style-name="P4"><text:s text:c="8"/><text:span text:style-name="T2">npx cypress open</text:span></text:p>
      <text:p text:style-name="P4"/>
      <text:p text:style-name="P4">NOTE: Second command will ask for details, you can skip it by pressing enter.</text:p>
      <text:p text:style-name="P4"/>
      <text:p text:style-name="P10">If any problems, use this: <text:a xlink:type="simple" xlink:href="https://docs.cypress.io/guides/getting-started/installing-cypress.html#Opening-Cypress" text:style-name="Internet_20_link" text:visited-style-name="Visited_20_Internet_20_Link">https://docs.cypress.io/guides/getting-started/installing-cypress.html#Opening-Cypress</text:a></text:p>
      <text:p text:style-name="P37">Setup Secret Password</text:p>
      <text:p text:style-name="P36"/>
      <text:p text:style-name="P32"><text:a xlink:type="simple" xlink:href="https://github.com/bahmutov/as-a" text:style-name="Internet_20_link" text:visited-style-name="Visited_20_Internet_20_Link">https://github.com/bahmutov/as-a</text:a></text:p>
      <text:p text:style-name="P32"><text:a xlink:type="simple" xlink:href="https://glebbahmutov.com/blog/keep-passwords-secret-in-e2e-tests/" text:style-name="Internet_20_link" text:visited-style-name="Visited_20_Internet_20_Link">https://glebbahmutov.com/blog/keep-passwords-secret-in-e2e-tests/</text:a></text:p>
      <text:p text:style-name="P32"/>
      <text:p text:style-name="P32">How to call via cmd: </text:p>
      <text:p text:style-name="P32"/>
      <text:p text:style-name="P30">as-a kps npx cypress open</text:p>
      <text:p text:style-name="P32"><text:s/>Or</text:p>
      <text:p text:style-name="P32"/>
      <text:p text:style-name="P30">$ CYPRESS_password=secret npx cypress open|run</text:p>
      <text:p text:style-name="P10"/>
      <text:p text:style-name="P38">Install Mochawesome reporter</text:p>
      <text:p text:style-name="P11"/>
      <text:p text:style-name="P14"><text:span text:style-name="T23">Step 1</text:span>:</text:p>
      <text:p text:style-name="P12"/>
      <text:p text:style-name="P11">In project folder:</text:p>
      <text:p text:style-name="P11"/>
      <text:p text:style-name="P27"><text:span text:style-name="Source_20_Text"><text:span text:style-name="T24">npm install mocha --save-dev</text:span></text:span></text:p>
      <text:p text:style-name="P27"><text:span text:style-name="Source_20_Text"><text:span text:style-name="T24">npm install cypress-multi-reporters --save-dev</text:span></text:span></text:p>
      <text:p text:style-name="P27"><text:span text:style-name="Source_20_Text"><text:span text:style-name="T24">npm install mochawesome --save-dev</text:span></text:span></text:p>
      <text:p text:style-name="P27"><text:span text:style-name="Source_20_Text"><text:span text:style-name="T24">npm install mochawesome-merge --save-dev</text:span></text:span></text:p>
      <text:p text:style-name="P27"><text:span text:style-name="Source_20_Text"><text:span text:style-name="T24">npm install mochawesome-report-generator –save-dev</text:span></text:span></text:p>
      <text:p text:style-name="P24"><text:span text:style-name="Source_20_Text"/></text:p>
      <text:p text:style-name="P26"><text:span text:style-name="Source_20_Text"><text:span text:style-name="T11">Step 2:</text:span></text:span></text:p>
      <text:p text:style-name="P25"><text:soft-page-break/><text:span text:style-name="Source_20_Text"><text:span text:style-name="T8"/></text:span></text:p>
      <text:p text:style-name="P25"><text:span text:style-name="Source_20_Text"><text:span text:style-name="T10">Add reporter settings in cypress.json</text:span></text:span></text:p>
      <text:p text:style-name="P25"><text:span text:style-name="Source_20_Text"/></text:p>
      <text:p text:style-name="P27"><text:span text:style-name="Source_20_Text">"reporter": "cypress-multi-reporters",</text:span></text:p>
      <text:p text:style-name="P28"><text:span text:style-name="Source_20_Text"><text:s text:c="4"/>"reporterOptions": {</text:span></text:p>
      <text:p text:style-name="P28"><text:span text:style-name="Source_20_Text"><text:s text:c="8"/>"reporterEnabled": "mochawesome",</text:span></text:p>
      <text:p text:style-name="P28"><text:span text:style-name="Source_20_Text"><text:s text:c="8"/>"mochawesomeReporterOptions": {</text:span></text:p>
      <text:p text:style-name="P28"><text:span text:style-name="Source_20_Text"><text:s text:c="12"/>"reportDir": "cypress/reports/mocha",</text:span></text:p>
      <text:p text:style-name="P28"><text:span text:style-name="Source_20_Text"><text:s text:c="12"/>"quite": true,</text:span></text:p>
      <text:p text:style-name="P28"><text:span text:style-name="Source_20_Text"><text:s text:c="12"/>"overwrite": false,</text:span></text:p>
      <text:p text:style-name="P28"><text:span text:style-name="Source_20_Text"><text:s text:c="12"/>"html": false,</text:span></text:p>
      <text:p text:style-name="P28"><text:span text:style-name="Source_20_Text"><text:s text:c="12"/>"json": true</text:span></text:p>
      <text:p text:style-name="P28"><text:span text:style-name="Source_20_Text"><text:s text:c="8"/>}</text:span></text:p>
      <text:p text:style-name="P21"><text:span text:style-name="Source_20_Text"><text:s text:c="4"/>}</text:span></text:p>
      <text:p text:style-name="P19"><text:span text:style-name="Source_20_Text"><text:span text:style-name="T11">Step 3:</text:span></text:span></text:p>
      <text:p text:style-name="P19"><text:span text:style-name="Source_20_Text"><text:span text:style-name="T9">Add scripts in package.json file (Windows)</text:span></text:span></text:p>
      <text:p text:style-name="P22"><text:span text:style-name="Source_20_Text"><text:span text:style-name="T22">"scripts": {</text:span></text:span></text:p>
      <text:p text:style-name="P28"><text:span text:style-name="Source_20_Text"><text:s text:c="4"/>"clean:reports": "rmdir /S /Q cypress\\reports &amp;&amp; mkdir cypress\\reports </text:span></text:p>
      <text:p text:style-name="P28"><text:span text:style-name="Source_20_Text"><text:s text:c="9"/>&amp;&amp; mkdir cypress\\reports\\mochareports",</text:span></text:p>
      <text:p text:style-name="P28"><text:span text:style-name="Source_20_Text"><text:s text:c="4"/>"pretest": "npm run clean:reports",</text:span></text:p>
      <text:p text:style-name="P28"><text:span text:style-name="Source_20_Text"><text:s text:c="4"/>"scripts": "cypress run",</text:span></text:p>
      <text:p text:style-name="P28"><text:span text:style-name="Source_20_Text"><text:s text:c="4"/>"combine-reports": "mochawesome-merge</text:span></text:p>
      <text:p text:style-name="P28"><text:span text:style-name="Source_20_Text"><text:s text:c="9"/>cypress/reports/mocha/*.json &gt; cypress/reports/mochareports/report.json",</text:span></text:p>
      <text:p text:style-name="P28"><text:span text:style-name="Source_20_Text"><text:s text:c="4"/>"generate-report": "marge cypress/reports/mochareports/</text:span></text:p>
      <text:p text:style-name="P28"><text:span text:style-name="Source_20_Text"><text:s text:c="9"/>report.json -f report -o cypress/reports/mochareports",</text:span></text:p>
      <text:p text:style-name="P28"><text:span text:style-name="Source_20_Text"><text:s text:c="4"/>"posttest": "npm run combine-reports &amp;&amp; npm run generate-report",</text:span></text:p>
      <text:p text:style-name="P28"><text:span text:style-name="Source_20_Text"><text:s text:c="4"/>"test" : "npm run scripts || npm run posttest"</text:span></text:p>
      <text:p text:style-name="P21"><text:span text:style-name="Source_20_Text"><text:s text:c="2"/>}</text:span></text:p>
      <text:p text:style-name="P19"><text:span text:style-name="Source_20_Text"><text:span text:style-name="T11">Test Execution:</text:span></text:span></text:p>
      <text:p text:style-name="P19"><text:span text:style-name="Source_20_Text"><text:span text:style-name="T12">as-a kps np</text:span></text:span><text:span text:style-name="Source_20_Text"><text:span text:style-name="T14">m</text:span></text:span><text:span text:style-name="Source_20_Text"><text:span text:style-name="T12"> run test</text:span></text:span><text:span text:style-name="Source_20_Text"><text:span text:style-name="T18"> </text:span></text:span><text:span text:style-name="Source_20_Text"><text:span text:style-name="T21">(to get HTML report)</text:span></text:span></text:p>
      <text:p text:style-name="P20"><text:span text:style-name="Source_20_Text"><text:span text:style-name="T13">as-a kps npx </text:span></text:span><text:span text:style-name="Source_20_Text"><text:span text:style-name="T16">c</text:span></text:span><text:span text:style-name="Source_20_Text"><text:span text:style-name="T13">ypress open </text:span></text:span><text:span text:style-name="Source_20_Text"><text:span text:style-name="T19">→ UI</text:span></text:span></text:p>
      <text:p text:style-name="P19"><text:span text:style-name="Source_20_Text"><text:span text:style-name="T17">If any problem occur check link : </text:span></text:span><text:a xlink:type="simple" xlink:href="https://dev.to/bushraalam/using-mochawesome-reporter-with-cypress-54pf" text:style-name="Internet_20_link" text:visited-style-name="Visited_20_Internet_20_Link"><text:span text:style-name="Source_20_Text"><text:span text:style-name="T17">https://dev.to/bushraalam/using-mochawesome-reporter-with-cypress-54pf</text:span></text:span></text:a><text:span text:style-name="Source_20_Text"><text:span text:style-name="T17"> </text:span></text:span></text:p>
      <text:p text:style-name="P3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deg" draw:border="0%"/>
    <draw:gradient draw:name="Spotted_20_Gray" draw:display-name="Spotted Gray" draw:style="radial" draw:cx="50%" draw:cy="50%" draw:start-color="#b2b2b2" draw:end-color="#eeeeee" draw:start-intensity="100%" draw:end-intensity="100%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20:54:35.701000000</meta:creation-date>
    <meta:generator>LibreOffice/7.0.3.1$Windows_X86_64 LibreOffice_project/d7547858d014d4cf69878db179d326fc3483e082</meta:generator>
    <dc:date>2021-02-03T00:48:30.044000000</dc:date>
    <meta:editing-duration>PT6H49M47S</meta:editing-duration>
    <meta:editing-cycles>8</meta:editing-cycles>
    <meta:document-statistic meta:table-count="0" meta:image-count="0" meta:object-count="0" meta:page-count="3" meta:paragraph-count="60" meta:word-count="225" meta:character-count="2184" meta:non-whitespace-character-count="1832"/>
  </office:meta>
</office:document-meta>
</file>